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1307in"/>
    </style:style>
    <style:style style:name="co3" style:family="table-column">
      <style:table-column-properties fo:break-before="auto" style:column-width="1.4957in"/>
    </style:style>
    <style:style style:name="ro1" style:family="table-row">
      <style:table-row-properties style:row-height="0.1957in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51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3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padding="0.028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 style:data-style-name="N0">
      <style:table-cell-properties fo:padding="0.028in"/>
    </style:style>
    <style:style style:name="ce5" style:family="table-cell" style:parent-style-name="Default" style:data-style-name="N37"/>
    <style:style style:name="ce6" style:family="table-cell" style:parent-style-name="Default" style:data-style-name="N51"/>
  </office:automatic-styles>
  <office:body>
    <office:spreadsheet>
      <table:calculation-settings table:case-sensitive="false" table:use-regular-expressions="false"/>
      <table:table table:name="Sheet1" table:style-name="ta4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table:style-name="ce2" office:value-type="string">
            <text:p>header1</text:p>
          </table:table-cell>
          <table:table-cell table:style-name="ce2" office:value-type="string">
            <text:p>header2</text:p>
          </table:table-cell>
          <table:table-cell table:style-name="ce2" office:value-type="string">
            <text:p>header3</text:p>
          </table:table-cell>
          <table:table-cell table:style-name="ce2" office:value-type="string">
            <text:p>header4</text:p>
          </table:table-cell>
        </table:table-row>
        <table:table-row table:style-name="ro1">
          <table:table-cell office:value-type="string">
            <text:p>data1</text:p>
          </table:table-cell>
          <table:table-cell office:value-type="string">
            <text:p>quoted string</text:p>
          </table:table-cell>
          <table:table-cell office:value-type="string">
            <text:p>d1</text:p>
          </table:table-cell>
          <table:table-cell/>
        </table:table-row>
        <table:table-row table:style-name="ro1">
          <table:table-cell office:value-type="string">
            <text:p>data2</text:p>
          </table:table-cell>
          <table:table-cell office:value-type="string">
            <text:p>another "quoted" string</text:p>
          </table:table-cell>
          <table:table-cell office:value-type="string">
            <text:p>something_else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data3</text:p>
          </table:table-cell>
          <table:table-cell office:value-type="string">
            <text:p>quoted string with a comma (",")</text:p>
          </table:table-cell>
          <table:table-cell office:value-type="string">
            <text:p>last value</text:p>
          </table:table-cell>
          <table:table-cell/>
        </table:table-row>
        <table:table-row table:style-name="ro1">
          <table:table-cell office:value-type="string">
            <text:p>data4</text:p>
          </table:table-cell>
          <table:table-cell office:value-type="string">
            <text:p>row with a float and an integer</text:p>
          </table:table-cell>
          <table:table-cell office:value-type="float" office:value="1.2346">
            <text:p>1.2346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data5</text:p>
          </table:table-cell>
          <table:table-cell office:value-type="string">
            <text:p>row with a boolean</text:p>
          </table:table-cell>
          <table:table-cell table:style-name="ce4" table:formula="of:=TRUE()" office:value-type="boolean" office:boolean-value="true">
            <text:p>TRUE</text:p>
          </table:table-cell>
          <table:table-cell/>
        </table:table-row>
        <table:table-row table:style-name="ro1">
          <table:table-cell office:value-type="string">
            <text:p>data6</text:p>
          </table:table-cell>
          <table:table-cell office:value-type="string">
            <text:p>row with a formula</text:p>
          </table:table-cell>
          <table:table-cell table:formula="of:=AVERAGE(2;4;8;16;32;64;128)" office:value-type="float" office:value="36.2857142857143">
            <text:p>36.2857142857</text:p>
          </table:table-cell>
          <table:table-cell/>
        </table:table-row>
        <table:table-row table:style-name="ro1">
          <table:table-cell office:value-type="string">
            <text:p>data7</text:p>
          </table:table-cell>
          <table:table-cell office:value-type="string">
            <text:p>row with a blank</text:p>
          </table:table-cell>
          <table:table-cell/>
          <table:table-cell office:value-type="string">
            <text:p>not blank</text:p>
          </table:table-cell>
        </table:table-row>
        <table:table-row table:style-name="ro1">
          <table:table-cell office:value-type="string">
            <text:p>data8</text:p>
          </table:table-cell>
          <table:table-cell office:value-type="string">
            <text:p>row with two dates</text:p>
          </table:table-cell>
          <table:table-cell table:style-name="ce5" office:value-type="date" office:date-value="2012-01-01">
            <text:p>01/01/12</text:p>
          </table:table-cell>
          <table:table-cell table:style-name="ce6" office:value-type="date" office:date-value="2012-02-14T02:14:00">
            <text:p>02/14/2012 02:14:00</text:p>
          </table:table-cell>
        </table:table-row>
      </table:table>
      <table:table table:name="2ndsheet" table:style-name="ta2">
        <office:forms form:automatic-focus="false" form:apply-design-mode="false"/>
        <table:table-column table:style-name="co1" table:number-columns-repeated="3" table:default-cell-style-name="Default"/>
        <table:table-row table:style-name="ro1">
          <table:table-cell table:style-name="ce3" office:value-type="string">
            <text:p>column 1</text:p>
          </table:table-cell>
          <table:table-cell table:style-name="ce3" office:value-type="string">
            <text:p>column 2</text:p>
          </table:table-cell>
          <table:table-cell table:style-name="ce3" office:value-type="string">
            <text:p>last column</text:p>
          </table:table-cell>
        </table:table-row>
        <table:table-row table:style-name="ro1">
          <table:table-cell office:value-type="string">
            <text:p>data 1,1</text:p>
          </table:table-cell>
          <table:table-cell office:value-type="string">
            <text:p>data 1,2</text:p>
          </table:table-cell>
          <table:table-cell office:value-type="string">
            <text:p>data 1,3</text:p>
          </table:table-cell>
        </table:table-row>
        <table:table-row table:style-name="ro1">
          <table:table-cell office:value-type="string">
            <text:p>data 2,1</text:p>
          </table:table-cell>
          <table:table-cell office:value-type="string">
            <text:p>data 2,2</text:p>
          </table:table-cell>
          <table:table-cell office:value-type="string">
            <text:p>data 2,3</text:p>
          </table:table-cell>
        </table:table-row>
      </table:table>
      <table:table table:name="2 of 3" table:style-name="ta3">
        <office:forms form:automatic-focus="false" form:apply-design-mode="false"/>
        <table:table-column table:style-name="co1" table:number-columns-repeated="4" table:default-cell-style-name="Default"/>
        <table:table-row table:style-name="ro1">
          <table:table-cell table:style-name="ce3" office:value-type="string">
            <text:p>a sheet</text:p>
          </table:table-cell>
          <table:table-cell table:style-name="ce3" office:value-type="string">
            <text:p>with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columns</text:p>
          </table:table-cell>
        </table:table-row>
        <table:table-row table:style-name="ro1">
          <table:table-cell office:value-type="string">
            <text:p>row 1,col 1</text:p>
          </table:table-cell>
          <table:table-cell office:value-type="string">
            <text:p>row 1,col 2</text:p>
          </table:table-cell>
          <table:table-cell office:value-type="string">
            <text:p>row 1,col 3</text:p>
          </table:table-cell>
          <table:table-cell office:value-type="string">
            <text:p>row 1,col 4</text:p>
          </table:table-cell>
        </table:table-row>
        <table:table-row table:style-name="ro1">
          <table:table-cell office:value-type="string">
            <text:p>row 2,col 1</text:p>
          </table:table-cell>
          <table:table-cell office:value-type="string">
            <text:p>row 2,col 2</text:p>
          </table:table-cell>
          <table:table-cell office:value-type="string">
            <text:p>row 2,col 3</text:p>
          </table:table-cell>
          <table:table-cell office:value-type="string">
            <text:p>row 2,col 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6P0" style:volatile="true">
      <number:text>TRUE</number:text>
    </number:number-style>
    <number:number-style style:name="N126P1" style:volatile="true">
      <number:text>TRUE</number:text>
    </number:number-style>
    <number:number-style style:name="N126">
      <number:text>FALSE</number:text>
      <style:map style:condition="value()&gt;0" style:apply-style-name="N126P0"/>
      <style:map style:condition="value()&lt;0" style:apply-style-name="N126P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able-cell-properties fo:padding="0.028in" style:rotation-align="none"/>
      <style:text-properties style:font-name="Arial1" style:font-name-asian="Droid Sans Fallback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8">04/18/2012</text:date>, <text:time>23:43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11T23:23:31</meta:creation-date>
    <dc:date>2012-04-18T23:43:48</dc:date>
    <meta:editing-cycles>18</meta:editing-cycles>
    <meta:editing-duration>P1DT56M30S</meta:editing-duration>
    <meta:generator>LibreOffice/3.4$Unix LibreOffice_project/340m1$Build-402</meta:generator>
    <meta:document-statistic meta:table-count="3" meta:cell-count="51" meta:object-count="0"/>
  </office:meta>
</office:document-meta>
</file>